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Open sans" fo:font-size="11.1999998092651pt" style:font-size-asian="11.1999998092651pt" style:font-size-complex="11.1999998092651pt"/>
    </style:style>
    <style:style style:name="P2" style:family="paragraph" style:parent-style-name="Text_20_body">
      <style:text-properties fo:font-variant="normal" fo:text-transform="none" fo:color="#14171c" style:font-name="open sans" fo:font-size="12pt" fo:letter-spacing="normal" fo:font-style="normal" fo:font-weight="normal" fo:background-color="transparent" style:font-size-asian="12pt" style:font-weight-asian="normal" style:font-size-complex="12pt" style:font-weight-complex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4171c" style:font-name="open sans" fo:font-size="10.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007791" style:font-name="open sans" fo:font-size="11.25pt" fo:letter-spacing="normal" fo:font-style="normal" style:text-underline-style="solid" style:text-underline-width="auto" style:text-underline-color="font-color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15d94" style:font-size-asian="10pt" style:font-size-complex="10pt" loext:padding="0cm" loext:border="none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2cc13" style:font-size-asian="10pt" style:font-size-complex="10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tru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style:text-underline-style="none" fo:font-weight="normal" officeooo:rsid="0012cc13" officeooo:paragraph-rsid="0012cc13" style:font-size-asian="10pt" style:font-size-complex="10pt" loext:padding="0cm" loext:border="none"/>
    </style:style>
    <style:style style:name="P11" style:family="paragraph" style:parent-style-name="Text_20_body">
      <style:paragraph-properties fo:margin-left="0.212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tru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top="0cm" fo:margin-bottom="0cm" loext:contextual-spacing="true" fo:padding="0.074cm" fo:border-left="none" fo:border-right="none" fo:border-top="none" fo:border-bottom="0.06pt solid #000000" style:join-border="false"/>
      <style:text-properties fo:font-variant="normal" fo:text-transform="none" fo:color="#3333ff" style:font-name="Liberation Sans" fo:font-size="11pt" fo:letter-spacing="normal" fo:font-style="normal" fo:font-weight="normal" officeooo:rsid="001455d7" officeooo:paragraph-rsid="001455d7" style:font-size-asian="11pt" style:font-weight-asian="normal" style:font-size-complex="11pt" style:font-weight-complex="normal"/>
    </style:style>
    <style:style style:name="P15" style:family="paragraph" style:parent-style-name="Text_20_body">
      <style:text-properties fo:font-variant="normal" fo:text-transform="none" fo:color="#14171c" style:font-name="Liberation Sans" fo:font-size="14pt" fo:letter-spacing="normal" fo:font-style="normal" fo:font-weight="normal" officeooo:rsid="001455d7" officeooo:paragraph-rsid="001455d7" style:font-size-asian="14pt" style:font-weight-asian="normal" style:font-size-complex="14pt" style:font-weight-complex="normal"/>
    </style:style>
    <style:style style:name="P16" style:family="paragraph" style:parent-style-name="Text_20_body" style:list-style-name="L1"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62085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fo:background-color="transparent" style:font-weight-asian="normal" style:font-weight-complex="normal" loext:padding="0cm" loext:border="none"/>
    </style:style>
    <style:style style:name="P18" style:family="paragraph" style:parent-style-name="Text_20_body"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19" style:family="paragraph" style:parent-style-name="Text_20_body">
      <style:text-properties fo:color="#3333ff" style:font-name="Sans" fo:font-weight="normal" officeooo:rsid="00222aac" officeooo:paragraph-rsid="00222aac" style:font-weight-asian="normal" style:font-weight-complex="normal"/>
    </style:style>
    <style:style style:name="P20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367cd" loext:padding="0cm" loext:border="non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15d94" officeooo:paragraph-rsid="00181ff2" style:font-size-asian="10pt" style:font-size-complex="10pt" loext:padding="0cm" loext:border="none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81ff2" officeooo:paragraph-rsid="00181ff2" style:font-size-asian="10pt" style:font-size-complex="10pt" loext:padding="0cm" loext:border="non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0pt" fo:letter-spacing="normal" fo:font-style="normal" fo:font-weight="normal" officeooo:rsid="0012cc13" officeooo:paragraph-rsid="00181ff2" style:font-size-asian="10pt" style:font-size-complex="10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open sans" fo:font-size="11.25pt" fo:letter-spacing="normal" fo:font-style="normal" fo:font-weight="normal" officeooo:rsid="001367cd" officeooo:paragraph-rsid="00181ff2" style:font-size-asian="12pt" style:font-weight-asian="normal" style:font-size-complex="12pt" style:font-weight-complex="normal" loext:padding="0cm" loext:border="none"/>
    </style:style>
    <style:style style:name="P25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162085" officeooo:paragraph-rsid="00181ff2" style:font-size-asian="12pt" style:font-weight-asian="normal" style:font-size-complex="12pt" style:font-weight-complex="normal" loext:padding="0cm" loext:border="none"/>
    </style:style>
    <style:style style:name="P26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23c48f" officeooo:paragraph-rsid="0023c48f" style:font-size-asian="12pt" style:font-weight-asian="normal" style:font-size-complex="12pt" style:font-weight-complex="normal" loext:padding="0cm" loext:border="none"/>
    </style:style>
    <style:style style:name="P27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ff" style:font-name="Liberation Sans" fo:font-size="12pt" fo:letter-spacing="normal" fo:font-style="normal" fo:font-weight="normal" officeooo:rsid="00255282" officeooo:paragraph-rsid="00255282" style:font-size-asian="12pt" style:font-weight-asian="normal" style:font-size-complex="12pt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style:line-height-at-least="0.661cm" fo:orphans="2" fo:widows="2" fo:text-indent="0cm" style:auto-text-indent="false"/>
      <style:text-properties fo:font-variant="normal" fo:text-transform="none" fo:color="#29303b" style:font-name="open sans" fo:font-size="11.25pt" fo:letter-spacing="normal" fo:font-style="normal" fo:font-weight="normal" fo:background-color="#e6f2f5" loext:padding="0cm" loext:border="none"/>
    </style:style>
    <style:style style:name="P30" style:family="paragraph" style:parent-style-name="Heading_20_3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1" style:family="paragraph" style:parent-style-name="Heading_20_3"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Heading_20_3">
      <style:text-properties fo:font-weight="bold" style:font-weight-asian="bold" style:font-weight-complex="bold"/>
    </style:style>
    <style:style style:name="P33" style:family="paragraph" style:parent-style-name="Heading_20_3">
      <style:paragraph-properties fo:padding="0.074cm" fo:border-left="none" fo:border-right="none" fo:border-top="none" fo:border-bottom="0.06pt solid #000000" style:join-border="false"/>
      <style:text-properties fo:font-variant="normal" fo:text-transform="none" fo:color="#14171c" style:font-name="Liberation Sans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14171c" style:font-name="open sans" fo:letter-spacing="normal" fo:font-style="normal"/>
    </style:style>
    <style:style style:name="T2" style:family="text">
      <style:text-properties fo:font-variant="normal" fo:text-transform="none" fo:color="#14171c" style:font-name="open sans" fo:font-size="10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14171c" style:font-name="open sans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14171c" fo:letter-spacing="normal" fo:font-style="normal"/>
    </style:style>
    <style:style style:name="T5" style:family="text">
      <style:text-properties fo:font-variant="normal" fo:text-transform="none" fo:color="#14171c" fo:letter-spacing="normal" fo:font-style="normal" fo:font-weight="normal"/>
    </style:style>
    <style:style style:name="T6" style:family="text">
      <style:text-properties fo:font-variant="normal" fo:text-transform="none" fo:color="#14171c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4171c" style:font-name="Liberation Sans" fo:letter-spacing="normal" fo:font-style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officeooo:rsid="001455d7"/>
    </style:style>
    <style:style style:name="T10" style:family="text">
      <style:text-properties officeooo:rsid="00181ff2"/>
    </style:style>
    <style:style style:name="T11" style:family="text">
      <style:text-properties fo:color="#000000"/>
    </style:style>
    <style:style style:name="T12" style:family="text">
      <style:text-properties fo:color="#000000" officeooo:rsid="00181ff2"/>
    </style:style>
    <style:style style:name="T13" style:family="text">
      <style:text-properties fo:color="#000000" officeooo:rsid="001ba4bf"/>
    </style:style>
    <style:style style:name="T14" style:family="text">
      <style:text-properties officeooo:rsid="001dec2a"/>
    </style:style>
    <style:style style:name="T15" style:family="text">
      <style:text-properties fo:color="#3333ff"/>
    </style:style>
    <style:style style:name="T16" style:family="text">
      <style:text-properties fo:color="#3333ff" officeooo:rsid="001dec2a"/>
    </style:style>
    <style:style style:name="T17" style:family="text">
      <style:text-properties fo:color="#3333ff" fo:font-weight="bold" style:font-weight-asian="bold" style:font-weight-complex="bold"/>
    </style:style>
    <style:style style:name="T18" style:family="text">
      <style:text-properties fo:color="#3333ff" fo:font-weight="bold" officeooo:rsid="001dec2a" style:font-weight-asian="bold" style:font-weight-complex="bold"/>
    </style:style>
    <style:style style:name="T19" style:family="text">
      <style:text-properties fo:color="#14171c"/>
    </style:style>
    <style:style style:name="T20" style:family="text">
      <style:text-properties fo:color="#14171c" fo:font-weight="bold" style:font-weight-asian="bold" style:font-weight-complex="bold"/>
    </style:style>
    <style:style style:name="T21" style:family="text">
      <style:text-properties fo:color="#14171c" fo:font-size="10.5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nkins - <text:s/>From Zero To Hero Become a DevOps Jenkins Master</text:h>
      <text:p text:style-name="Text_20_body">--------------------------------------------------------</text:p>
      <text:p text:style-name="P21">sudo docker images</text:p>
      <text:p text:style-name="P22">sudo docker info</text:p>
      <text:p text:style-name="P23">du -sh /var/lib/docker</text:p>
      <text:p text:style-name="P25">docker-compose up -d</text:p>
      <text:p text:style-name="P26">docker-compose restart jenkins</text:p>
      <text:p text:style-name="P27">docker-compose down <text:span text:style-name="T11">## deletes all containers</text:span></text:p>
      <text:p text:style-name="P24">docker logs -f jenkins <text:span text:style-name="T12">## jenkins – is an </text:span><text:span text:style-name="T13">container_</text:span><text:span text:style-name="T12">name:<text:tab/> from docker-compose.yml</text:span></text:p>
      <text:p text:style-name="P24"><text:span text:style-name="T12">--------------------------------------------------------</text:span></text:p>
      <text:p text:style-name="P22"/>
      <text:h text:style-name="Heading_20_3" text:outline-level="3"><text:soft-page-break/>1. Resources for this section</text:h>
      <text:h text:style-name="Heading_20_3" text:outline-level="3">2. Introduction to the course</text:h>
      <text:h text:style-name="Heading_20_3" text:outline-level="3"/>
      <text:h text:style-name="Heading_20_3" text:outline-level="3">3. Note: About the Lab</text:h>
      <text:h text:style-name="Heading_20_3" text:outline-level="3">in</text:h>
      <text:h text:style-name="Heading_20_3" text:outline-level="3">4. Start building your Lab - Create a<text:line-break/>Virtual Machine using VirtualBox</text:h>
      <text:h text:style-name="Heading_20_3" text:outline-level="3"/>
      <text:h text:style-name="Heading_20_3" text:outline-level="3">5. Start building your Lab - Install<text:line-break/>CentOs</text:h>
      <text:h text:style-name="Heading_20_3" text:outline-level="3"/>
      <text:h text:style-name="Heading_20_3" text:outline-level="3">6. Start building your Lab - Configure<text:line-break/>Putty</text:h>
      <text:h text:style-name="Heading_20_3" text:outline-level="3"/>
      <text:h text:style-name="Heading_20_3" text:outline-level="3">7. Install Docker</text:h>
      <text:h text:style-name="Heading_20_3" text:outline-level="3"/>
      <text:h text:style-name="Heading_20_3" text:outline-level="3">8. Install Docker Compose</text:h>
      <text:p text:style-name="Text_20_body"/>
      <text:h text:style-name="P30" text:outline-level="3"><text:span text:style-name="T4">9. Download the Jenkins Docker</text:span><text:line-break/><text:span text:style-name="T4">Image</text:span></text:h>
      <text:p text:style-name="P4"/>
      <text:p text:style-name="P5">Hello and welcome back in this Liz.</text:p>
      <text:p text:style-name="P6">We're going to learn how to install Jenkyns and we're going to install Jenkin's using Duckery.</text:p>
      <text:p text:style-name="P6">That's why we installed daquiri before.</text:p>
      <text:p text:style-name="P6">OK.</text:p>
      <text:p text:style-name="P6">So as you may know or if you don't know don't worry.</text:p>
      <text:p text:style-name="P6">But Duckery uses something called an image and image is like.</text:p>
      <text:p text:style-name="P6">And is nap sheared off a conflagration.</text:p>
      <text:p text:style-name="P6"><text:soft-page-break/>So in this case we're going to look for a Jenkin's image which has already all the configuration.</text:p>
      <text:p text:style-name="P6">And we just need to run that image and then we will have our Jenkin's server up and running in some</text:p>
      <text:p text:style-name="P6">minutes.</text:p>
      <text:p text:style-name="P6">So let's head to Google dot com and let's look for Dr. Jenkins image.</text:p>
      <text:p text:style-name="P6">We hit enter and then we're going to go to our first resort and as you can see here we have these Jenkin's</text:p>
      <text:p text:style-name="P6">which is the official in March for a doctor.</text:p>
      <text:p text:style-name="P6">So we're going to copy this command and this command is going to download the image.</text:p>
      <text:p text:style-name="P6">So we go here and what we're going to do is we're going to pay this command and we hit enter OK.</text:p>
      <text:p text:style-name="P6">As you can see the image is already downloading.</text:p>
      <text:p text:style-name="P6">We only need to wait until the process completes and we are almost done.</text:p>
      <text:p text:style-name="P6">This is the magic of Doctor doctor allows you to create services quite easy with images.</text:p>
      <text:p text:style-name="P6">So you only need to have one image and then you're going to be able to pick up one service pretty fast</text:p>
      <text:p text:style-name="P6">and that's cool.</text:p>
      <text:p text:style-name="P6">You just need to create an image or look for an existing name and run that image and then you have your</text:p>
      <text:p text:style-name="P6">servers up and running.</text:p>
      <text:p text:style-name="P6">Don't worry if you don't know Dharker we are going to learn here.</text:p>
      <text:p text:style-name="P6">So OK you already downloaded this image but where is this much located.</text:p>
      <text:p text:style-name="P6">Well if you type darker images then you are going to see your image here which is pretty good.</text:p>
      <text:p text:style-name="P8">sudo docker images</text:p>
      <text:p text:style-name="P8">REPOSITORY <text:s text:c="25"/>TAG <text:s text:c="16"/>IMAGE ID <text:s text:c="11"/>CREATED <text:s text:c="12"/>SIZE</text:p>
      <text:p text:style-name="P8">jenkins/jenkins <text:s text:c="20"/>latest <text:s text:c="13"/>c1418ce0873c <text:s text:c="7"/>32 hours ago <text:s text:c="7"/>577MB</text:p>
      <text:p text:style-name="P6">It's a little bit heavy but don't worry.</text:p>
      <text:p text:style-name="P6">OK so we have if you must know if you type jocker info and you grab for rude you are going to know we're</text:p>
      <text:p text:style-name="P6">Dharker is saving the files.</text:p>
      <text:p text:style-name="P7">So this is the location.</text:p>
      <text:p text:style-name="P10"><text:soft-page-break/><text:s/>sudo docker info</text:p>
      <text:p text:style-name="P10">Client:</text:p>
      <text:p text:style-name="P10"><text:s/>Debug Mode: false</text:p>
      <text:p text:style-name="P10"/>
      <text:p text:style-name="P10">Server:</text:p>
      <text:p text:style-name="P10"><text:s/>Containers: 3</text:p>
      <text:p text:style-name="P10"><text:s text:c="2"/>Running: 0</text:p>
      <text:p text:style-name="P10"><text:s text:c="2"/>Paused: 0</text:p>
      <text:p text:style-name="P10"><text:s text:c="2"/>Stopped: 3</text:p>
      <text:p text:style-name="P10"><text:s/>Images: 18</text:p>
      <text:p text:style-name="P10"><text:s/>Server Version: 19.03.2</text:p>
      <text:p text:style-name="P10"><text:s/>Storage Driver: overlay2</text:p>
      <text:p text:style-name="P10"><text:s text:c="2"/>Backing Filesystem: extfs</text:p>
      <text:p text:style-name="P10"><text:s text:c="2"/>Supports d_type: true</text:p>
      <text:p text:style-name="P10"><text:s text:c="2"/>Native Overlay Diff: true</text:p>
      <text:p text:style-name="P10"><text:s/>Logging Driver: json-file</text:p>
      <text:p text:style-name="P10"><text:s/>Cgroup Driver: cgroupfs</text:p>
      <text:p text:style-name="P10"><text:s/>Plugins:</text:p>
      <text:p text:style-name="P10"><text:s text:c="2"/>Volume: local</text:p>
      <text:p text:style-name="P10"><text:s text:c="2"/>Network: bridge host ipvlan macvlan null overlay</text:p>
      <text:p text:style-name="P10"><text:s text:c="2"/>Log: awslogs fluentd gcplogs gelf journald json-file local logentries splunk syslog</text:p>
      <text:p text:style-name="P10"><text:s/>Swarm: inactive</text:p>
      <text:p text:style-name="P10"><text:s/>Runtimes: runc</text:p>
      <text:p text:style-name="P10"><text:s/>Default Runtime: runc</text:p>
      <text:p text:style-name="P10"><text:s/>Init Binary: docker-init</text:p>
      <text:p text:style-name="P10"><text:s/>containerd version: 894b81a4b802e4eb2a91d1ce216b8817763c29fb</text:p>
      <text:p text:style-name="P10"><text:s/>runc version: 425e105d5a03fabd737a126ad93d62a9eeede87f</text:p>
      <text:p text:style-name="P10"><text:s/>init version: fec3683</text:p>
      <text:p text:style-name="P10"><text:s/>Security Options:</text:p>
      <text:p text:style-name="P10"><text:s text:c="2"/>apparmor</text:p>
      <text:p text:style-name="P10"><text:s text:c="2"/>seccomp</text:p>
      <text:p text:style-name="P10"><text:s text:c="3"/>Profile: default</text:p>
      <text:p text:style-name="P10"><text:s/>Kernel Version: 4.4.0-146-generic</text:p>
      <text:p text:style-name="P10"><text:s/>Operating System: Linux Mint 18.1</text:p>
      <text:p text:style-name="P10"><text:s/>OSType: linux</text:p>
      <text:p text:style-name="P10"><text:s/>Architecture: x86_64</text:p>
      <text:p text:style-name="P10"><text:s/>CPUs: 4</text:p>
      <text:p text:style-name="P10"><text:s/>Total Memory: 3.741GiB</text:p>
      <text:p text:style-name="P10"><text:s/>Name: mint2</text:p>
      <text:p text:style-name="P10"><text:s/>ID: 2ZYM:EG7T:VM6R:H57X:SJUM:R27D:KZUQ:ZX7I:ZBY4:5TIL:B5MT:B67R</text:p>
      <text:p text:style-name="P10"><text:s/>Docker Root Dir: /var/lib/docker</text:p>
      <text:p text:style-name="P10"><text:s/>Debug Mode: false</text:p>
      <text:p text:style-name="P10"><text:s/>Registry: https://index.docker.io/v1/</text:p>
      <text:p text:style-name="P10"><text:s/>Labels:</text:p>
      <text:p text:style-name="P10"><text:s/>Experimental: false</text:p>
      <text:p text:style-name="P10"><text:s/>Insecure Registries:</text:p>
      <text:p text:style-name="P10"><text:s text:c="2"/>127.0.0.0/8</text:p>
      <text:p text:style-name="P10"><text:s/>Live Restore Enabled: false</text:p>
      <text:p text:style-name="P10"/>
      <text:p text:style-name="P6">If you do something like sudo do dash is age and then you give the path you're going to know how much</text:p>
      <text:p text:style-name="P6">this pays is that Kurt taken in this case they taking this size because we downloaded this image.</text:p>
      <text:p text:style-name="P9">sudo du -sh /var/lib/docker</text:p>
      <text:p text:style-name="P9">1,3G<text:tab/>/var/lib/docker</text:p>
      <text:p text:style-name="P6">Ok cool.</text:p>
      <text:p text:style-name="P6"><text:soft-page-break/>So we already downloaded the Jenkin's image.</text:p>
      <text:p text:style-name="P6">Now it's time to run it.</text:p>
      <text:p text:style-name="P6">So for that.</text:p>
      <text:p text:style-name="P3">See you in the next lesson.</text:p>
      <text:p text:style-name="P4"/>
      <text:p text:style-name="P11"/>
      <text:h text:style-name="P33" text:outline-level="3">10. Create a Docker Compose file for Jenkins</text:h>
      <text:p text:style-name="P12">nano docker-compose.yml</text:p>
      <text:p text:style-name="P13">version: '3'</text:p>
      <text:p text:style-name="P13">services:</text:p>
      <text:p text:style-name="P13"><text:s text:c="2"/>jenkins:</text:p>
      <text:p text:style-name="P13"><text:s text:c="4"/>container_name: jenkins</text:p>
      <text:p text:style-name="P13"><text:s text:c="4"/>image: jenkins/jenkins</text:p>
      <text:p text:style-name="P13"><text:s text:c="4"/>ports:</text:p>
      <text:p text:style-name="P13"><text:s text:c="6"/>- "8080:8080"</text:p>
      <text:p text:style-name="P13"><text:s text:c="4"/>volumes:</text:p>
      <text:p text:style-name="P13"><text:s text:c="6"/>- "$PWD/jenkins_home:/var/jenkins_home"</text:p>
      <text:p text:style-name="P13"><text:s text:c="4"/>networks:</text:p>
      <text:p text:style-name="P13"><text:s text:c="6"/>- net</text:p>
      <text:p text:style-name="P13">networks:</text:p>
      <text:p text:style-name="P14"><text:s text:c="2"/>net:</text:p>
      <text:p text:style-name="P15"/>
      <text:list xml:id="list2519950285630933759" text:style-name="L1">
        <text:list-item>
          <text:p text:style-name="P16">docker-compose up -d</text:p>
        </text:list-item>
      </text:list>
      <text:p text:style-name="P1">Hello and welcome back.</text:p>
      <text:p text:style-name="P6">The first thing that we're going to do is we're going to create a directory which is going to be called</text:p>
      <text:p text:style-name="P6">Jenkyns.</text:p>
      <text:p text:style-name="P6">You can create it whatever you want.</text:p>
      <text:p text:style-name="P6">In this case the path is as large hum Jenkins and Jenkin's as you can see here.</text:p>
      <text:p text:style-name="P6">I just created a directory here.</text:p>
      <text:p text:style-name="P6">If a journalist here is the directory in befool pad for a directory is that current directory Pazz this</text:p>
      <text:p text:style-name="P6">pad.</text:p>
      <text:p text:style-name="P6">So let me just rename this directory because you may be confused so let's rename it.</text:p>
      <text:p text:style-name="P6">And we're going to call that Jenkin's data for example.</text:p>
      <text:p text:style-name="P6">So the full path for Jenkyns data is going to be less home Jenkyns and Jenkin's data perfect.</text:p>
      <text:p text:style-name="P6"><text:soft-page-break/>These directories empty as you can see because we haven't created anything but we're going to create</text:p>
      <text:p text:style-name="P6">things.</text:p>
      <text:p text:style-name="P6">OK.</text:p>
      <text:p text:style-name="P6">We created the directory.</text:p>
      <text:p text:style-name="P6">Now we're going to move into that directory.</text:p>
      <text:p text:style-name="P6">We don't have anything here but we're going to create a sample daquiri compose file.</text:p>
      <text:p text:style-name="P6">So we're Type VII docker compose that yemo.</text:p>
      <text:p text:style-name="P6">This is important.</text:p>
      <text:p text:style-name="P6">This name is pretty important so please keep it like this.</text:p>
      <text:p text:style-name="P6">And vi is a text editor for Linux.</text:p>
      <text:p text:style-name="P6">So we're going to hit enter.</text:p>
      <text:p text:style-name="P6">And then we're going to start typing.</text:p>
      <text:p text:style-name="P6">Did Doc compose fire before doing a duck recomposed file is they can the script is a definition.</text:p>
      <text:p text:style-name="P6">So here we're going to define which services we want to spin.</text:p>
      <text:p text:style-name="P6">So in this case for now we want to spin a Jenkin's server.</text:p>
      <text:p text:style-name="P6">So we're going to start with this file.</text:p>
      <text:p text:style-name="P6">So we say Version 3 that's the current version of Duguid composed don't worry.</text:p>
      <text:p text:style-name="P6">And now we say it services.</text:p>
      <text:p text:style-name="P6">So in services we're going to define our Jenkin's server and this denken server will have some properties</text:p>
      <text:p text:style-name="P6">so we can define the container name container name and where are you going to call it Jenkyns simple.</text:p>
      <text:p text:style-name="P6">Now we're going to define the image.</text:p>
      <text:p text:style-name="P6">So is a image and then the name that is going to go here.</text:p>
      <text:p text:style-name="P6">Is the name that we downloaded in the preview video.</text:p>
      <text:p text:style-name="P6">So we type darker image.</text:p>
      <text:p text:style-name="P6">And here we have the name.</text:p>
      <text:p text:style-name="P6">So we're going to copy this name.</text:p>
      <text:p text:style-name="P6">Are going to open up again or Dr. composed file.</text:p>
      <text:p text:style-name="P6">And we're going to pay these in here.</text:p>
      <text:p text:style-name="P6"><text:soft-page-break/>Cool.</text:p>
      <text:p text:style-name="P6">Oh a pretty quick tap.</text:p>
      <text:p text:style-name="P6">If you don't know how to exit of this crane this is pretty simple.</text:p>
      <text:p text:style-name="P6">You hit escape then you head shift and the colon key then you press w in Q Which means right and quit.</text:p>
      <text:p text:style-name="P6">So we hit enter and you are really quite cool.</text:p>
      <text:p text:style-name="P6">So OK we're ready to find a container name and image Waddle's zoo in it.</text:p>
      <text:p text:style-name="P6">I'm going to leave you does Tim played here and this Tom played.</text:p>
      <text:p text:style-name="P6">You can actually just copy and paste it if you run right.</text:p>
      <text:p text:style-name="P6">Use it or you can manually type.</text:p>
      <text:p text:style-name="P6">There is no problem.</text:p>
      <text:p text:style-name="P6">So we're going to find the poor it's what our good port.</text:p>
      <text:p text:style-name="P6">So we're going to say port and we define an A right of port that we're going to say that we want to</text:p>
      <text:p text:style-name="P6">expose the port of Jenkin's using the port 80 on our machine and we're going to map that port internally</text:p>
      <text:p text:style-name="P6">to the container on port 80.</text:p>
      <text:p text:style-name="P6">Don't worry we will take a look on this later.</text:p>
      <text:p text:style-name="P6">What else do we need.</text:p>
      <text:p text:style-name="P6">We need to Baalim what is a Baalim.</text:p>
      <text:p text:style-name="P6">OK.</text:p>
      <text:p text:style-name="P6">You must know that in Dharker when you create a container when you use Pin-Up your service all the data</text:p>
      <text:p text:style-name="P6">which is within the container is going to be destroyed if you don't save that data into a volume.</text:p>
      <text:p text:style-name="P6">So we say volumes here in this case and we're going to say OK we want to create a folder which is going</text:p>
      <text:p text:style-name="P6">to be called Jenkin's folders.</text:p>
      <text:p text:style-name="P6">So let's use the coring part for now.</text:p>
      <text:p text:style-name="P6">Are you going to say PWT which means PWT a career path.</text:p>
      <text:p text:style-name="P6">And we're going to create a folder which is going to be called Jenkin's home for example.</text:p>
      <text:p text:style-name="P6">And we are going to map these for other.</text:p>
      <text:p text:style-name="P6">OK.</text:p>
      <text:p text:style-name="P6"><text:soft-page-break/>First we need to create this folder in our machines already in a copy of this</text:p>
      <text:p text:style-name="P6">and are you going to go out of Bam and we're going to create a directory here.</text:p>
      <text:p text:style-name="P6">So we click make your home make sure you don't put the lash make Jenkin's hum.</text:p>
      <text:p text:style-name="P6">Hit enter.</text:p>
      <text:p text:style-name="P6">Any of you do.</text:p>
      <text:p text:style-name="P6">Unless you should see <text:span text:style-name="T17">Jenkin's home folder at the same level of the d</text:span><text:span text:style-name="T18">ocker-</text:span><text:span text:style-name="T17">compose file.</text:span></text:p>
      <text:p text:style-name="P6">So OK the full pop Ferdie's is the PWB which can be represented with this variable.</text:p>
      <text:p text:style-name="P6">You do an EC2 loops.</text:p>
      <text:p text:style-name="P6">So this is the correct path plus your four letter to folder that you have just created and this is the</text:p>
      <text:p text:style-name="P6">full path as you can see.</text:p>
      <text:p text:style-name="P6">OK so where are you going to get back to work Dharker compose file.</text:p>
      <text:p text:style-name="P6">And we are already defined as this is the host Baalim.</text:p>
      <text:p text:style-name="P6">Now we're going to map it to a container.</text:p>
      <text:p text:style-name="P6">So how do we do this within the container.</text:p>
      <text:p text:style-name="P6">The darker image eases these folder to his tour of the file.</text:p>
      <text:p text:style-name="P6">So where are you going to copy the location where you put a calling here.</text:p>
      <text:p text:style-name="P6">And then we paste the location.</text:p>
      <text:p text:style-name="P6">So we're saying OK Doctor please whatever you are right here which is going to be all of the files for</text:p>
      <text:p text:style-name="P6">Jenkyns.</text:p>
      <text:p text:style-name="P6">Please save those files in the directory that I have just created.</text:p>
      <text:p text:style-name="P6">Cool.</text:p>
      <text:p text:style-name="P6">And now we need to define a network.</text:p>
      <text:p text:style-name="P6">So we say we one this to be in the network that we haven't created the network net.</text:p>
      <text:p text:style-name="P6">So let's go here in the same text file at the same level of services where are going to create a section</text:p>
      <text:p text:style-name="P6">which is going to be called networks networks.</text:p>
      <text:p text:style-name="P6">We put a call on an underneath of these.</text:p>
      <text:p text:style-name="P6">We're going to create a net network.</text:p>
      <text:p text:style-name="P6">So OK we're saying Please Doctor create a network using these instruction which is going to be called</text:p>
      <text:p text:style-name="P6"><text:soft-page-break/>net and then we're going to use that here.</text:p>
      <text:p text:style-name="P6">And where are you going to include the Jenkin's server or the Jenkyns service within the network.</text:p>
      <text:p text:style-name="P6">So that's pretty cool.</text:p>
      <text:p text:style-name="P6">I think this is everything we need.</text:p>
      <text:p text:style-name="P6">We're going to save the file and we are done.</text:p>
      <text:p text:style-name="P6">So let's recap what we just did.</text:p>
      <text:p text:style-name="P6">And if we do that cat in the duck recomposed GMO file We're going to see that we're using a version</text:p>
      <text:p text:style-name="P6">3 of Dr. compose.</text:p>
      <text:p text:style-name="P6">We have defined a service.</text:p>
      <text:p text:style-name="P6">Its name is Jenkins they contain our name is going to be Jenkin's the image that it's going to use as</text:p>
      <text:p text:style-name="P6">the Jenkin's slash Jenkins image.</text:p>
      <text:p text:style-name="P6">It's going to export the port 80 80.</text:p>
      <text:p text:style-name="P6">It's going to save all the information in these folders that we created.</text:p>
      <text:p text:style-name="P6">And this is going to bind the service into an Network which is called Net Envy's network is being created</text:p>
      <text:p text:style-name="P6">here.</text:p>
      <text:h text:style-name="P31" text:outline-level="3"><text:span text:style-name="T1">11. Create a Docker Container for</text:span><text:span text:style-name="T7"><text:line-break/></text:span><text:span text:style-name="T1">Jenkins</text:span></text:h>
      <text:p text:style-name="P2">Hello and welcome back in this video we're going to start our service our container using doctored to</text:p>
      <text:p text:style-name="P6">spin up the Jenkin's service.</text:p>
      <text:p text:style-name="P6">So so far we already created the doc recomposed file and we created a directory here where we're going</text:p>
      <text:p text:style-name="P6">to save all the files.</text:p>
      <text:p text:style-name="P6">So remember that we define a volume here and we're saying OK Doctor please.</text:p>
      <text:p text:style-name="P6">Everything that is within the container in this location please save this in this folder and this folder</text:p>
      <text:p text:style-name="P6">means this folder.</text:p>
      <text:p text:style-name="P6">So if we take a look on the folder itself we see that we don't have any data yet and that's normal because</text:p>
      <text:p text:style-name="P6">we haven't created anything.</text:p>
      <text:p text:style-name="P6"><text:soft-page-break/>So please make sure the DS folder has proper permissions so Jenkyns can write.</text:p>
      <text:p text:style-name="P6">And what do I mean by a proper permissions.</text:p>
      <text:p text:style-name="P6">Make sure that that user 1000 can write to these folder.</text:p>
      <text:p text:style-name="P6">And what's the use at 1000.</text:p>
      <text:p text:style-name="P6">So in Linux we have IDs and as you can see these user Jenkin's user has the user id of 1000.</text:p>
      <text:p text:style-name="P6">So we're going to do a suit to change our 1000 call on 1000 into these folder.</text:p>
      <text:p text:style-name="P6">So Jenkin's harm we're going to do it recursively.</text:p>
      <text:p text:style-name="P6">So OK when you leave this you will do an L L and you are going to see that the user the Downer's Jenkyns</text:p>
      <text:p text:style-name="P6">and the group is Jenkyns.</text:p>
      <text:p text:style-name="P6">This is because the container uses the ID law of to write to any of you have an order ID you are going</text:p>
      <text:p text:style-name="P6">to probably have a never.</text:p>
      <text:p text:style-name="P6">So please make sure that you read this command before is pinning up your server.</text:p>
      <text:p text:style-name="P6">So okay we're really gave it permissions.</text:p>
      <text:p text:style-name="P6">We only need to do this once.</text:p>
      <text:p text:style-name="P6">I mean this time in no more.</text:p>
      <text:p text:style-name="P6">And once we gave permissions were going to pin up this server doing a daquiri compose app Dashti and</text:p>
      <text:p text:style-name="P6">what is going to happen here is the doctor is going to create the service reading the doc recomposed</text:p>
      <text:p text:style-name="P6">the Phoenician theater and if we type.</text:p>
      <text:p text:style-name="P6">Dr. Pierce we're going to see this server running here.</text:p>
      <text:p text:style-name="P6">So this is it daquiri container behalf as Pan up our server using Duckery.</text:p>
      <text:p text:style-name="P6">You can list your containers using daquiri.</text:p>
      <text:p text:style-name="P6">P.</text:p>
      <text:p text:style-name="P6">So as you can see this is actually working like a charm.</text:p>
      <text:p text:style-name="P6">Cool.</text:p>
      <text:p text:style-name="P6">I will type doc Curlylocks dash F and this is going to show me the locks for ascertaining container.</text:p>
      <text:p text:style-name="P6">Remember that in our definition of the Dockerty composed file we said that the container name is Jenkin's</text:p>
      <text:p text:style-name="P6">So we do a darker loves dash.</text:p>
      <text:list xml:id="list6123560754848956542" text:style-name="L2">
        <text:list-item>
          <text:p text:style-name="P20"><text:soft-page-break/>docker logs -f jenkins</text:p>
        </text:list-item>
      </text:list>
      <text:p text:style-name="P6">And if Jenkins we hit enter and as you can see here this is what we are hash.</text:p>
      <text:p text:style-name="P6">We're going to use these later.</text:p>
      <text:p text:style-name="P6">So for now what we're going to do is we're going to hit the IP address of our machine.</text:p>
      <text:p text:style-name="P6">Do you remember the IP address.</text:p>
      <text:p text:style-name="P6">So we're going to grab this IP we can pick up here from you remember we can click here.</text:p>
      <text:p text:style-name="P6">Load and then we will have the AP.</text:p>
      <text:p text:style-name="P6">So we're going to copy these IP and we're going to paste it into our browser so we paste it.</text:p>
      <text:p text:style-name="P6">And we're going to have an error.</text:p>
      <text:p text:style-name="P6">But if we do a call on :<text:span text:style-name="T9">8080</text:span> and then we hit enter it again we are going to be a press centered on the</text:p>
      <text:p text:style-name="P6">screen that tells us hey I am Jan<text:span text:style-name="T9">kins</text:span>.</text:p>
      <text:p text:style-name="P6">Well finally we have Jenkyns installed and Jenkins wants to make sure that we are the owners.</text:p>
      <text:p text:style-name="P6">So we need to introduce your password.</text:p>
      <text:p text:style-name="P6">What's the password.</text:p>
      <text:p text:style-name="P6">Well the password is pretty simple.</text:p>
      <text:p text:style-name="P6">You go to put me here.</text:p>
      <text:p text:style-name="P6">You do a duck Curlylocks dash F and you will see the password in here.</text:p>
      <text:p text:style-name="P6">So this is the password and or even a copy of this.</text:p>
      <text:p text:style-name="P6">Remember to copy and put in your users do a double click on the thing you want to copy and then you</text:p>
      <text:p text:style-name="P6">paste it normally here you pasted and then you click on continue.</text:p>
      <text:p text:style-name="P6">Pretty simple.</text:p>
      <text:p text:style-name="P6">So now as you can see here we are presented with a screen that says customized denken.</text:p>
      <text:p text:style-name="P6">So what do we do here.</text:p>
      <text:p text:style-name="P6">I would suggest you to click on the button that says insults are just appliance.</text:p>
      <text:p text:style-name="P6">We're going to click on this and Jenkyns.</text:p>
      <text:p text:style-name="P6">Where you going to see these later.</text:p>
      <text:p text:style-name="P6"><text:soft-page-break/>Jinking has a lot of plug ins and a plug in is nothing else but like a tool an extension for something.</text:p>
      <text:p text:style-name="P6">So Jenkyns it's quite powerful but you can still plug in in a plug in is going to give you additional</text:p>
      <text:p text:style-name="P6">functionalities for Jenkyns.</text:p>
      <text:p text:style-name="P6">So in this case we're going to install the suggested plug ins by Jenkyns because for sure we're going</text:p>
      <text:p text:style-name="P6">to need it in the future.</text:p>
      <text:p text:style-name="P6">So this is going to take a while because it needs to connect to the Internet and then download the files</text:p>
      <text:p text:style-name="P6">and install them into Jenkyns.</text:p>
      <text:p text:style-name="P6">I will pause the video and now will come back when it has finished great.</text:p>
      <text:p text:style-name="P6">So did download already finished.</text:p>
      <text:p text:style-name="P6">And now we have a screen here that tells us to create a user and as you can see here it says OK please</text:p>
      <text:p text:style-name="P6">create the first admin user.</text:p>
      <text:p text:style-name="P6">So we're going to call it admin.</text:p>
      <text:p text:style-name="P6">Or you can call it whatever you want.</text:p>
      <text:p text:style-name="P6">We're gonna give you the password.</text:p>
      <text:p text:style-name="P6">Please give us trank password.</text:p>
      <text:p text:style-name="P6">I will give you the one two three four one two three four.</text:p>
      <text:p text:style-name="P6">And actually if you want to do for to everything.</text:p>
      <text:p text:style-name="P6">OK.</text:p>
      <text:p text:style-name="P6">So we're going to give the full name.</text:p>
      <text:p text:style-name="P6">Let's say that this is going to be Jenkyns at man and let's say that the male of this guy is like Jenkin's</text:p>
      <text:p text:style-name="P6">at gmail dot com just to say something.</text:p>
      <text:p text:style-name="P6">OK.</text:p>
      <text:p text:style-name="P6">Don't click on the save and continue.</text:p>
      <text:p text:style-name="P6">We click on never here and here this is going to ask for a day you are all.</text:p>
      <text:p text:style-name="P6">So for now we're just going to leave it like this.</text:p>
      <text:p text:style-name="P6">We click save and finish and then we are done.</text:p>
      <text:p text:style-name="P6">Finally we click on start using Jenkyns.</text:p>
      <text:p text:style-name="P6"><text:soft-page-break/>And here we have the screen that allows us to lug God and lock in.</text:p>
      <text:p text:style-name="P6">So if we click on Loog out here then we put the credentials that we created ad man and one two three</text:p>
      <text:p text:style-name="P6">four is a puzzle where we can click on Kyp mayor saying then let's click it and then let's hit design</text:p>
      <text:p text:style-name="P6">button.</text:p>
      <text:p text:style-name="P6">Cool.</text:p>
      <text:p text:style-name="P6">So here we are in the Jenkin's dashboard and then we're going to start having a lot of fun with all</text:p>
      <text:p text:style-name="P6">of these features tools and icons that you can see here.</text:p>
      <text:p text:style-name="P6">It's a dummys.</text:p>
      <text:p text:style-name="P6">Any video.</text:p>
      <text:p text:style-name="P6">And see you in the next lesson.</text:p>
      <text:h text:style-name="P32" text:outline-level="3"/>
      <text:h text:style-name="P32" text:outline-level="3"><text:span text:style-name="T4">12. Create a local DNS for your</text:span><text:line-break/><text:span text:style-name="T4">Jenkins server</text:span></text:h>
      <text:p text:style-name="P19"><text:span text:style-name="T8">nano /etc/hosts</text:span></text:p>
      <text:p text:style-name="P17"><text:span text:style-name="T19">Hello and welcome back in this video we're going to be changing gears I pay the kids we're going to</text:span></text:p>
      <text:p text:style-name="P6">start using a DNS local DNS.</text:p>
      <text:p text:style-name="P6">So for doing days we need to open up a notepad and we're going to click on recked click Run is that</text:p>
      <text:p text:style-name="P6">minutes later when we are heater let's select the final occasion open.</text:p>
      <text:p text:style-name="P6">Let's go to your Windows partition in my case it's Windows see.</text:p>
      <text:p text:style-name="P6">So let's look for Windows.</text:p>
      <text:p text:style-name="P6">Let's look for system 32 here.</text:p>
      <text:p text:style-name="P6">OK let's look for drivers and drivers we click on each PC.</text:p>
      <text:p text:style-name="P6">And after that here we just click on all the files.</text:p>
      <text:p text:style-name="P6">When we're presented to DS We're going to choose the hosts file and what we're going to do is to graph</text:p>
      <text:p text:style-name="P6">the IP address that you can select from puti or from your web browser and we're going to paste that</text:p>
      <text:p text:style-name="P6">AP here.</text:p>
      <text:p text:style-name="P6"><text:soft-page-break/>Please don't include this HDB.</text:p>
      <text:p text:style-name="P6">So the IP only and after that you can give a name that you on any name it's OK.</text:p>
      <text:p text:style-name="P6">So for now we're just going to say like Jenkin's out local and we're going to save file save after that</text:p>
      <text:p text:style-name="P6">you can close it and you can open a new tap and you can type Jenkin's that local call on ADHD hit enter</text:p>
      <text:p text:style-name="P6">and Magique you have not created a local DNS.</text:p>
      <text:p text:style-name="P6">So for days we can reach Jenkin's using these.</text:p>
      <text:p text:style-name="P6">And even we can modify our poor decision in order to change their IP and start using the DNS.</text:p>
      <text:p text:style-name="P6">So if you want to you can use instead of using the IP address here you can use the DNS that we have</text:p>
      <text:p text:style-name="P6">just created which is Jenkin's that local.</text:p>
      <text:p text:style-name="P6">So I'll see you in the next PDU.</text:p>
      <text:p text:style-name="Text_20_body"><text:span text:style-name="T6"/></text:p>
      <text:h text:style-name="Heading_20_3" text:outline-level="3"><text:span text:style-name="T3">14. Learn how to work with</text:span><text:span text:style-name="T6"><text:line-break/></text:span><text:span text:style-name="T3">Docker and Jenkins</text:span></text:h>
      <text:p text:style-name="P18"><text:span text:style-name="T21">Ok cool.</text:span></text:p>
      <text:p text:style-name="P6">So now that we have configured everything in that we're using a better interface.</text:p>
      <text:p text:style-name="P6">We are going to start learning how to use Jenkin's remember that if you do an L as you're going to see</text:p>
      <text:p text:style-name="P6">these folder which is jinking Zeta we created that for before.</text:p>
      <text:p text:style-name="P6">So just go ahead and change directory to that folder and if you need LS you're going to see the doctor</text:p>
      <text:p text:style-name="P6">compose for you are going to use these docs recomposed file a lot because remember that this file contains</text:p>
      <text:p text:style-name="P6">the definitions for the service itself.</text:p>
      <text:p text:style-name="P6">So if we go to the browser now and we reload we have the service up and running.</text:p>
      <text:p text:style-name="P6">But what happens if we want to stop the service or if we want to reboot or machine then to stop the</text:p>
      <text:p text:style-name="P3">service we need to do at Duckery compose stop.</text:p>
      <text:p text:style-name="P6">And this is going to stop the service itself.</text:p>
      <text:p text:style-name="P6">So if we reload here the service is no longer alive.</text:p>
      <text:p text:style-name="P6">If we do a duck croupiers you see that there is no container running.</text:p>
      <text:p text:style-name="P6">Therefore you have a network here.</text:p>
      <text:p text:style-name="P6"><text:soft-page-break/>So if you want to start your service you do at daquiri compose start and then you do a ducker appears</text:p>
      <text:p text:style-name="P6">and you see that the container is actually up and running.</text:p>
      <text:p text:style-name="P6">So if I were reloading here it takes some seconds for Jenkins to completely Buddh up.</text:p>
      <text:p text:style-name="P6">So that's how you work with this.</text:p>
      <text:p text:style-name="P6">Maybe if you want to use service you are going to deduct or compose maybe a restart Jenkin's which is</text:p>
      <text:p text:style-name="P6">the name of the service that you want to restart.</text:p>
      <text:p text:style-name="P6">This is going to stop it and then it's going to start to go back and what happens if you want to completely</text:p>
      <text:p text:style-name="P6">delete your entire service.</text:p>
      <text:p text:style-name="P6">So.</text:p>
      <text:p text:style-name="P6">OK.</text:p>
      <text:p text:style-name="P6">You are going to do a daquiri composed down and this down is going to delete everything related to disserve</text:p>
      <text:p text:style-name="P6">is that it's not going to delete.</text:p>
      <text:p text:style-name="P6">Well we say from the volumes do you remember divulgence if we take color darker compose file we see</text:p>
      <text:p text:style-name="P6">that indecorum pad we have a volume which is this one.</text:p>
      <text:p text:style-name="P6">And if we do analysis here we're going to see all of the files that belong to Jenkyns.</text:p>
      <text:p text:style-name="P6">So if we recreate that this service this is going to look for the files in this folder and then is going</text:p>
      <text:p text:style-name="P6">to map those files into that container itself.</text:p>
      <text:p text:style-name="P6">So let's do this joker composed Abdul-Hadi creates the service or recreates the services.</text:p>
      <text:p text:style-name="P6">So if we do that Dr. Pierce does services up and running so let's keep the browser and see what happens.</text:p>
      <text:p text:style-name="P6">So as you can see Jenkins is just getting ready to work and we should have all the configuration that</text:p>
      <text:p text:style-name="P6">we have already done like installing plugins or configuring the admin password and all of that stuff.</text:p>
      <text:p text:style-name="P6">So these videos for those guys who don't know how to use Dharker or for people who have never used doctor</text:p>
      <text:p text:style-name="P6">before and don't know how to use Dr. compote.</text:p>
      <text:p text:style-name="P6">So that's pretty simple.</text:p>
      <text:p text:style-name="P6"><text:soft-page-break/>Does the doctor compose up to create a service or is recreated a stop for a stop in it start for it</text:p>
      <text:p text:style-name="P6">start to narrow and down for delay in it.</text:p>
      <text:p text:style-name="P6">So this is pretty cool.</text:p>
      <text:p text:style-name="P6">Our Jenkin's services are really ready to accept connections.</text:p>
      <text:p text:style-name="P6">So we kind of start playing around with this so see in the next lesson.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Open sans" svg:font-family="'Open sans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16:06.245032491</meta:creation-date>
    <meta:generator>LibreOffice/5.1.6.2$Linux_X86_64 LibreOffice_project/10m0$Build-2</meta:generator>
    <dc:date>2019-09-11T12:56:06.759557411</dc:date>
    <meta:editing-duration>PT6H4M39S</meta:editing-duration>
    <meta:editing-cycles>16</meta:editing-cycles>
    <meta:document-statistic meta:table-count="0" meta:image-count="0" meta:object-count="0" meta:page-count="16" meta:paragraph-count="401" meta:word-count="3865" meta:character-count="20142" meta:non-whitespace-character-count="16465"/>
  </office:meta>
</office:document-meta>
</file>